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amespaceHandlerTests.testCustomElementNestedWithinUtil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bugBeanDefinitionDecorator.createInterceptorDefinition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amespaceHandlerTests.assertTestBean( ITest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NamespaceHandlerTests.testSimple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NamespaceHandlerTests.testCustomElementNestedWithinUtil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NamespaceHandlerTests.testProxyingDecoratorNo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NamespaceHandlerTests.testProxying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mmySchemaResolver.DummySchema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amespaceHandlerTests.testChainedDeco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pInterceptorBeanDefinitionDecorator.createInterceptorDefinition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NamespaceHandlerTests.testSimpl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NamespaceHandlerTests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DefinitionParser.parse( Element 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NamespaceHandlerTests.testDecorationVia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ModifyingBeanDefinitionDecorator.decorate( Node node , BeanDefinitionHolder definition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DefinitionParser.doParse( Element element , BeanDefinition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NamespaceHandlerTests.testCustomElementNestedWithinUtil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NameBeanDefinitionDecorator.decorate( Node node , BeanDefinitionHolder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SchemaResolv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